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s" fo:country="ES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Heading_20_2">
      <style:paragraph-properties fo:text-align="center" style:justify-single-word="false"/>
      <style:text-properties fo:language="es" fo:country="ES"/>
    </style:style>
    <style:style style:name="T1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 text:is-list-header="true">Criterio A: Investigación inicial</text:h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Taylor</meta:initial-creator>
    <meta:creation-date>2010-05-11T16:48:28.82</meta:creation-date>
    <dc:date>2010-05-13T14:22:51.17</dc:date>
    <dc:creator>Richard Taylor</dc:creator>
    <meta:editing-duration>PT00H01M41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1" meta:paragraph-count="1" meta:word-count="4" meta:character-count="33"/>
  </office:meta>
</office:document-meta>
</file>